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2Coding" svg:font-family="D2Coding" style:font-adornments="보통" style:font-family-generic="modern" style:font-pitch="variable"/>
    <style:font-face style:name="D2Coding1" svg:font-family="D2Coding" style:font-family-generic="roman" style:font-pitch="variable"/>
    <style:font-face style:name="D2Coding2" svg:font-family="D2Coding" style:font-adornments="보통" style:font-family-generic="roman" style:font-pitch="variable"/>
    <style:font-face style:name="D2Coding3" svg:font-family="D2Coding" style:font-adornments="보통" style:font-family-generic="modern" style:font-pitch="fixed"/>
    <style:font-face style:name="D2Coding4" svg:font-family="D2Coding" style:font-family-generic="modern" style:font-pitch="fixed"/>
    <style:font-face style:name="D2Coding5" svg:font-family="D2Coding" style:font-family-generic="system" style:font-pitch="variable"/>
    <style:font-face style:name="D2Coding6" svg:font-family="D2Coding" style:font-adornments="보통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634cm" fo:min-width="0.56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34cm" fo:min-width="0.562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ot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6cm" fo:min-width="0.52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52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2cm"/>
      <style:paragraph-properties style:writing-mode="lr-tb"/>
    </style:style>
    <style:style style:name="gr7" style:family="graphic" style:parent-style-name="standard" style:list-style-name="L1">
      <style:graphic-properties svg:stroke-width="0.035cm" svg:stroke-color="#dddddd" draw:marker-start-width="0.252cm" draw:marker-end-width="0.252cm" draw:fill="none" draw:textarea-horizontal-align="justify" draw:textarea-vertical-align="middle" draw:auto-grow-height="false" fo:min-height="0.6cm" fo:min-width="0.528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ddddd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 style:list-style-name="L1">
      <style:graphic-properties svg:stroke-width="0.035cm" svg:stroke-color="#dddddd" draw:marker-start-width="0.252cm" draw:marker-end-width="0.252cm" draw:fill="none" draw:textarea-horizontal-align="justify" draw:textarea-vertical-align="middle" draw:auto-grow-height="false" fo:min-height="0.6cm" fo:min-width="0.52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39cm"/>
      <style:paragraph-properties style:writing-mode="lr-tb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6.048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42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cm" fo:min-width="1.569cm"/>
    </style:style>
    <style:style style:name="P1" style:family="paragraph">
      <style:paragraph-properties fo:text-align="center" style:writing-mode="lr-tb"/>
      <style:text-properties fo:color="#2a6099" loext:opacity="100%" style:font-name="D2Coding4"/>
    </style:style>
    <style:style style:name="P2" style:family="paragraph">
      <loext:graphic-properties draw:fill="none"/>
      <style:paragraph-properties fo:text-align="center" style:writing-mode="lr-tb"/>
      <style:text-properties fo:color="#2a6099" loext:opacity="100%" style:font-name="D2Coding4"/>
    </style:style>
    <style:style style:name="P3" style:family="paragraph">
      <loext:graphic-properties draw:fill="none"/>
      <style:paragraph-properties fo:text-align="center"/>
      <style:text-properties fo:color="#2a6099" loext:opacity="100%" style:font-name="D2Coding4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ddddd" loext:opacity="100%" style:font-name="D2Coding4" fo:font-size="18pt" style:font-size-asian="18pt" style:font-size-complex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dddddd" loext:opacity="100%" style:font-name="D2Coding4"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ddddd" loext:opacity="100%" style:font-name="D2Coding4" fo:font-size="18pt" fo:background-color="transparent" style:font-size-asian="18pt" style:font-size-complex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dddddd" loext:opacity="100%" style:font-name="D2Coding4" fo:font-size="18pt" fo:background-color="transparent" style:font-size-asian="18pt" style:font-size-complex="18pt"/>
    </style:style>
    <style:style style:name="T1" style:family="text">
      <style:text-properties fo:color="#2a6099" loext:opacity="100%" style:font-name="D2Coding4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dddddd" loext:opacity="100%" style:font-name="D2Coding4" fo:font-size="18pt" style:font-size-asian="18pt" style:font-size-complex="18pt"/>
    </style:style>
    <style:style style:name="T4" style:family="text">
      <style:text-properties fo:color="#dddddd" loext:opacity="100%" style:font-name="D2Coding4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xml:id="id1" draw:id="id1" draw:layer="layout" svg:width="1.5cm" svg:height="1.25cm" svg:x="5.5cm" svg:y="1.7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cm" svg:height="1.25cm" svg:x="5.501cm" svg:y="4.15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5cm" svg:height="1.25cm" svg:x="3.102cm" svg:y="4.15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cm" svg:height="1.25cm" svg:x="7.903cm" svg:y="4.15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5cm" svg:height="1.25cm" svg:x="1.703cm" svg:y="6.35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5cm" svg:height="1.25cm" svg:x="4.304cm" svg:y="6.354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25cm" svg:y1="3cm" svg:x2="6.251cm" svg:y2="4.151cm" draw:start-shape="id1" draw:start-glue-point="8" draw:end-shape="id2" draw:end-glue-point="4" svg:d="M6250 3000l1 1151" svg:viewBox="0 0 2 1152">
          <text:p/>
        </draw:connector>
        <draw:connector draw:style-name="gr3" draw:text-style-name="P3" draw:layer="layout" draw:type="line" svg:x1="5.719cm" svg:y1="2.817cm" svg:x2="4.383cm" svg:y2="4.335cm" draw:start-shape="id1" draw:start-glue-point="7" draw:end-shape="id3" draw:end-glue-point="11" svg:d="M5719 2817l-1336 1518" svg:viewBox="0 0 1337 1519">
          <text:p/>
        </draw:connector>
        <draw:connector draw:style-name="gr3" draw:text-style-name="P3" draw:layer="layout" draw:type="line" svg:x1="6.781cm" svg:y1="2.817cm" svg:x2="8.122cm" svg:y2="4.336cm" draw:start-shape="id1" draw:start-glue-point="9" draw:end-shape="id4" draw:end-glue-point="5" svg:d="M6781 2817l1341 1519" svg:viewBox="0 0 1342 1520">
          <text:p/>
        </draw:connector>
        <draw:connector draw:style-name="gr3" draw:text-style-name="P3" draw:layer="layout" draw:type="line" svg:x1="3.321cm" svg:y1="5.219cm" svg:x2="2.453cm" svg:y2="6.353cm" draw:start-shape="id3" draw:start-glue-point="7" draw:end-shape="id5" draw:end-glue-point="4" svg:d="M3321 5219l-868 1134" svg:viewBox="0 0 869 1135">
          <text:p/>
        </draw:connector>
        <draw:connector draw:style-name="gr3" draw:text-style-name="P3" draw:layer="layout" draw:type="line" svg:x1="4.383cm" svg:y1="5.219cm" svg:x2="5.054cm" svg:y2="6.354cm" draw:start-shape="id3" draw:start-glue-point="9" draw:end-shape="id6" draw:end-glue-point="4" svg:d="M4383 5219l671 1135" svg:viewBox="0 0 672 1136">
          <text:p/>
        </draw:connector>
        <draw:custom-shape draw:style-name="gr4" draw:text-style-name="P2" xml:id="id7" draw:id="id7" draw:layer="layout" svg:width="1.5cm" svg:height="1.25cm" svg:x="5.501cm" svg:y="9.45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1.5cm" svg:height="1.25cm" svg:x="3.103cm" svg:y="11.85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1.5cm" svg:height="1.25cm" svg:x="7.904cm" svg:y="11.85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1.5cm" svg:height="1.25cm" svg:x="1.704cm" svg:y="14.05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1.5cm" svg:height="1.25cm" svg:x="4.305cm" svg:y="14.05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72cm" svg:y1="10.518cm" svg:x2="4.384cm" svg:y2="12.036cm" draw:start-shape="id7" draw:start-glue-point="7" draw:end-shape="id8" draw:end-glue-point="11" svg:d="M5720 10518l-1336 1518" svg:viewBox="0 0 1337 1519">
          <text:p/>
        </draw:connector>
        <draw:connector draw:style-name="gr3" draw:text-style-name="P3" draw:layer="layout" draw:type="line" svg:x1="6.782cm" svg:y1="10.518cm" svg:x2="8.123cm" svg:y2="12.037cm" draw:start-shape="id7" draw:start-glue-point="9" draw:end-shape="id9" draw:end-glue-point="5" svg:d="M6782 10518l1341 1519" svg:viewBox="0 0 1342 1520">
          <text:p/>
        </draw:connector>
        <draw:connector draw:style-name="gr3" draw:text-style-name="P3" draw:layer="layout" draw:type="line" svg:x1="3.322cm" svg:y1="12.92cm" svg:x2="2.454cm" svg:y2="14.054cm" draw:start-shape="id8" draw:start-glue-point="7" draw:end-shape="id10" draw:end-glue-point="4" svg:d="M3322 12920l-868 1134" svg:viewBox="0 0 869 1135">
          <text:p/>
        </draw:connector>
        <draw:connector draw:style-name="gr3" draw:text-style-name="P3" draw:layer="layout" draw:type="line" svg:x1="4.384cm" svg:y1="12.92cm" svg:x2="5.055cm" svg:y2="14.055cm" draw:start-shape="id8" draw:start-glue-point="9" draw:end-shape="id11" draw:end-glue-point="4" svg:d="M4384 12920l671 1135" svg:viewBox="0 0 672 1136">
          <text:p/>
        </draw:connector>
        <draw:custom-shape draw:style-name="gr5" draw:text-style-name="P2" xml:id="id12" draw:id="id12" draw:layer="layout" svg:width="1.5cm" svg:height="1.25cm" svg:x="6.705cm" svg:y="14.05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" draw:id="id13" draw:layer="layout" svg:width="1.5cm" svg:height="1.25cm" svg:x="9.306cm" svg:y="14.05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75cm" svg:height="0.67cm" svg:x="2cm" svg:y="8cm">
          <draw:text-box>
            <text:p><text:span text:style-name="T2">[</text:span><text:span text:style-name="T2">기본적인 트리</text:span><text:span text:style-name="T2">]</text:span></text:p>
          </draw:text-box>
        </draw:frame>
        <draw:connector draw:style-name="gr3" draw:text-style-name="P5" draw:layer="layout" draw:type="line" svg:x1="8.123cm" svg:y1="12.921cm" svg:x2="7.455cm" svg:y2="14.055cm" draw:start-shape="id9" draw:start-glue-point="7" draw:end-shape="id12" draw:end-glue-point="4" svg:d="M8123 12921l-668 1134" svg:viewBox="0 0 669 1135">
          <text:p/>
        </draw:connector>
        <draw:connector draw:style-name="gr3" draw:text-style-name="P5" draw:layer="layout" draw:type="line" svg:x1="9.185cm" svg:y1="12.921cm" svg:x2="10.056cm" svg:y2="14.056cm" draw:start-shape="id9" draw:start-glue-point="9" draw:end-shape="id13" draw:end-glue-point="4" svg:d="M9185 12921l871 1135" svg:viewBox="0 0 872 1136">
          <text:p/>
        </draw:connector>
        <draw:frame draw:style-name="gr6" draw:text-style-name="P4" draw:layer="layout" svg:width="9cm" svg:height="0.67cm" svg:x="2cm" svg:y="15.7cm">
          <draw:text-box>
            <text:p><text:span text:style-name="T2">[</text:span><text:span text:style-name="T2">이진 트리</text:span><text:span text:style-name="T2">]</text:span></text:p>
          </draw:text-box>
        </draw:frame>
        <draw:custom-shape draw:style-name="gr4" draw:text-style-name="P2" xml:id="id14" draw:id="id14" draw:layer="layout" svg:width="1.5cm" svg:height="1.25cm" svg:x="5.492cm" svg:y="17.24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5" draw:id="id15" draw:layer="layout" svg:width="1.5cm" svg:height="1.25cm" svg:x="3.094cm" svg:y="19.64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6" draw:id="id16" draw:layer="layout" svg:width="1.5cm" svg:height="1.25cm" svg:x="7.895cm" svg:y="19.646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7" draw:id="id17" draw:layer="layout" svg:width="1.5cm" svg:height="1.25cm" svg:x="1.695cm" svg:y="21.84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8" draw:id="id18" draw:layer="layout" svg:width="1.5cm" svg:height="1.25cm" svg:x="4.296cm" svg:y="21.847cm">
          <text:p text:style-name="P6"><text:span text:style-name="T3">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711cm" svg:y1="18.31cm" svg:x2="4.375cm" svg:y2="19.828cm" draw:start-shape="id14" draw:start-glue-point="7" draw:end-shape="id15" draw:end-glue-point="11" svg:d="M5711 18310l-1336 1518" svg:viewBox="0 0 1337 1519">
          <text:p/>
        </draw:connector>
        <draw:connector draw:style-name="gr3" draw:text-style-name="P3" draw:layer="layout" draw:type="line" svg:x1="6.773cm" svg:y1="18.31cm" svg:x2="8.114cm" svg:y2="19.829cm" draw:start-shape="id14" draw:start-glue-point="9" draw:end-shape="id16" draw:end-glue-point="5" svg:d="M6773 18310l1341 1519" svg:viewBox="0 0 1342 1520">
          <text:p/>
        </draw:connector>
        <draw:connector draw:style-name="gr3" draw:text-style-name="P3" draw:layer="layout" draw:type="line" svg:x1="3.313cm" svg:y1="20.712cm" svg:x2="2.445cm" svg:y2="21.846cm" draw:start-shape="id15" draw:start-glue-point="7" draw:end-shape="id17" draw:end-glue-point="4" svg:d="M3313 20712l-868 1134" svg:viewBox="0 0 869 1135">
          <text:p/>
        </draw:connector>
        <draw:connector draw:style-name="gr8" draw:text-style-name="P3" draw:layer="layout" draw:type="line" svg:x1="4.375cm" svg:y1="20.712cm" svg:x2="5.046cm" svg:y2="21.847cm" draw:start-shape="id15" draw:start-glue-point="9" draw:end-shape="id18" draw:end-glue-point="4" svg:d="M4375 20712l671 1135" svg:viewBox="0 0 672 1136">
          <text:p/>
        </draw:connector>
        <draw:custom-shape draw:style-name="gr5" draw:text-style-name="P2" xml:id="id19" draw:id="id19" draw:layer="layout" svg:width="1.5cm" svg:height="1.25cm" svg:x="6.696cm" svg:y="21.84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0" draw:id="id20" draw:layer="layout" svg:width="1.5cm" svg:height="1.25cm" svg:x="9.297cm" svg:y="21.848cm">
          <text:p text:style-name="P8"><text:span text:style-name="T4">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8.114cm" svg:y1="20.713cm" svg:x2="7.446cm" svg:y2="21.847cm" draw:start-shape="id16" draw:start-glue-point="7" draw:end-shape="id19" draw:end-glue-point="4" svg:d="M8114 20713l-668 1134" svg:viewBox="0 0 669 1135">
          <text:p/>
        </draw:connector>
        <draw:connector draw:style-name="gr8" draw:text-style-name="P5" draw:layer="layout" draw:type="line" svg:x1="9.176cm" svg:y1="20.713cm" svg:x2="10.047cm" svg:y2="21.848cm" draw:start-shape="id16" draw:start-glue-point="9" draw:end-shape="id20" draw:end-glue-point="4" svg:d="M9176 20713l871 1135" svg:viewBox="0 0 872 1136">
          <text:p/>
        </draw:connector>
        <draw:frame draw:style-name="gr10" draw:text-style-name="P4" draw:layer="layout" svg:width="9cm" svg:height="1.089cm" svg:x="1.991cm" svg:y="23.492cm">
          <draw:text-box>
            <text:p><text:span text:style-name="T2">[</text:span><text:span text:style-name="T2">공집합</text:span><text:span text:style-name="T2">(Ø) </text:span><text:span text:style-name="T2">노드로서 생각하면 이 트리도 </text:span></text:p>
            <text:p><text:span text:style-name="T2">이진 트리가 맞다</text:span><text:span text:style-name="T2">.]</text:span></text:p>
          </draw:text-box>
        </draw:frame>
      </draw:page>
      <draw:page draw:name="page2" draw:style-name="dp1" draw:master-page-name="기본값">
        <draw:custom-shape draw:style-name="gr4" draw:text-style-name="P2" xml:id="id21" draw:id="id21" draw:layer="layout" svg:width="1.5cm" svg:height="1.25cm" svg:x="7.783cm" svg:y="1.43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2" draw:id="id22" draw:layer="layout" svg:width="1.5cm" svg:height="1.25cm" svg:x="5.685cm" svg:y="3.536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3" draw:id="id23" draw:layer="layout" svg:width="1.5cm" svg:height="1.25cm" svg:x="9.786cm" svg:y="3.53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4" draw:id="id24" draw:layer="layout" svg:width="1.5cm" svg:height="1.25cm" svg:x="4.286cm" svg:y="5.737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002cm" svg:y1="2.501cm" svg:x2="6.435cm" svg:y2="3.536cm" draw:start-shape="id21" draw:start-glue-point="7" draw:end-shape="id22" draw:end-glue-point="4" svg:d="M8002 2501l-1567 1035" svg:viewBox="0 0 1568 1036">
          <text:p/>
        </draw:connector>
        <draw:connector draw:style-name="gr3" draw:text-style-name="P3" draw:layer="layout" draw:type="line" svg:x1="9.064cm" svg:y1="2.501cm" svg:x2="10.536cm" svg:y2="3.537cm" draw:start-shape="id21" draw:start-glue-point="9" draw:end-shape="id23" draw:end-glue-point="4" svg:d="M9064 2501l1472 1036" svg:viewBox="0 0 1473 1037">
          <text:p/>
        </draw:connector>
        <draw:connector draw:style-name="gr3" draw:text-style-name="P3" draw:layer="layout" draw:type="line" svg:x1="5.904cm" svg:y1="4.603cm" svg:x2="5.036cm" svg:y2="5.737cm" draw:start-shape="id22" draw:start-glue-point="7" draw:end-shape="id24" draw:end-glue-point="4" svg:d="M5904 4603l-868 1134" svg:viewBox="0 0 869 1135">
          <text:p/>
        </draw:connector>
        <draw:frame draw:style-name="gr10" draw:text-style-name="P4" draw:layer="layout" svg:width="9cm" svg:height="1.089cm" svg:x="2.25cm" svg:y="9.911cm">
          <draw:text-box>
            <text:p><text:span text:style-name="T2">[</text:span><text:span text:style-name="T2">레벨과 높이</text:span><text:span text:style-name="T2">]</text:span></text:p>
          </draw:text-box>
        </draw:frame>
        <draw:custom-shape draw:style-name="gr5" draw:text-style-name="P2" xml:id="id25" draw:id="id25" draw:layer="layout" svg:width="1.5cm" svg:height="1.25cm" svg:x="7.087cm" svg:y="5.738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6.966cm" svg:y1="4.603cm" svg:x2="7.837cm" svg:y2="5.738cm" draw:start-shape="id22" draw:start-glue-point="9" draw:end-shape="id25" draw:end-glue-point="4" svg:d="M6966 4603l871 1135" svg:viewBox="0 0 872 1136">
          <text:p/>
        </draw:connector>
        <draw:custom-shape draw:style-name="gr5" draw:text-style-name="P2" xml:id="id26" draw:id="id26" draw:layer="layout" svg:width="1.5cm" svg:height="1.25cm" svg:x="2.787cm" svg:y="8.038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7" draw:id="id27" draw:layer="layout" svg:width="1.5cm" svg:height="1.25cm" svg:x="5.388cm" svg:y="8.039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8" draw:id="id28" draw:layer="layout" svg:width="1.5cm" svg:height="1.25cm" svg:x="9.089cm" svg:y="8.04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4.505cm" svg:y1="6.804cm" svg:x2="3.537cm" svg:y2="8.038cm" draw:start-shape="id24" draw:start-glue-point="7" draw:end-shape="id26" draw:end-glue-point="4" svg:d="M4505 6804l-968 1234" svg:viewBox="0 0 969 1235">
          <text:p/>
        </draw:connector>
        <draw:connector draw:style-name="gr3" draw:text-style-name="P5" draw:layer="layout" draw:type="line" svg:x1="5.567cm" svg:y1="6.804cm" svg:x2="6.138cm" svg:y2="8.039cm" draw:start-shape="id24" draw:start-glue-point="9" draw:end-shape="id27" draw:end-glue-point="4" svg:d="M5567 6804l571 1235" svg:viewBox="0 0 572 1236">
          <text:p/>
        </draw:connector>
        <draw:connector draw:style-name="gr3" draw:text-style-name="P5" draw:layer="layout" draw:type="line" svg:x1="8.368cm" svg:y1="6.805cm" svg:x2="9.308cm" svg:y2="8.223cm" draw:start-shape="id25" draw:start-glue-point="9" draw:end-shape="id28" draw:end-glue-point="5" svg:d="M8368 6805l940 1418" svg:viewBox="0 0 941 1419">
          <text:p/>
        </draw:connector>
        <draw:custom-shape draw:style-name="gr11" draw:text-style-name="P5" draw:layer="layout" svg:width="0.75cm" svg:height="6.7cm" svg:x="1.25cm" svg:y="2.05cm">
          <text:p/>
          <draw:enhanced-geometry svg:viewBox="0 0 21600 21600" draw:text-areas="?f0 ?f8 ?f2 ?f9" draw:type="up-down-arrow" draw:modifiers="6154.99334221039 1511.7840308527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4" draw:layer="layout" svg:width="1.75cm" svg:height="0.67cm" svg:x="1.75cm" svg:y="5.08cm">
          <draw:text-box>
            <text:p><text:span text:style-name="T2">[</text:span><text:span text:style-name="T2">높이</text:span><text:span text:style-name="T2">]</text:span></text:p>
          </draw:text-box>
        </draw:frame>
        <draw:line draw:style-name="gr13" draw:text-style-name="P5" draw:layer="layout" svg:x1="1.5cm" svg:y1="2.05cm" svg:x2="7.75cm" svg:y2="2.05cm">
          <text:p/>
        </draw:line>
        <draw:line draw:style-name="gr13" draw:text-style-name="P5" draw:layer="layout" svg:x1="1.5cm" svg:y1="8.75cm" svg:x2="2.75cm" svg:y2="8.75cm">
          <text:p/>
        </draw:line>
        <draw:custom-shape draw:style-name="gr14" draw:text-style-name="P5" draw:layer="layout" svg:width="2.25cm" svg:height="0.25cm" svg:x="11.8cm" svg:y="2cm">
          <text:p/>
          <draw:enhanced-geometry svg:viewBox="0 0 21600 21600" draw:text-areas="?f7 ?f0 21600 ?f2" draw:type="left-arrow" draw:modifiers="2901.34086097389 4268.263473053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25cm" svg:height="0.25cm" svg:x="11.801cm" svg:y="4.001cm">
          <text:p/>
          <draw:enhanced-geometry svg:viewBox="0 0 21600 21600" draw:text-areas="?f7 ?f0 21600 ?f2" draw:type="left-arrow" draw:modifiers="2901.34086097389 4268.263473053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25cm" svg:height="0.25cm" svg:x="11.801cm" svg:y="2.001cm">
          <text:p/>
          <draw:enhanced-geometry svg:viewBox="0 0 21600 21600" draw:text-areas="?f7 ?f0 21600 ?f2" draw:type="left-arrow" draw:modifiers="2901.34086097389 4268.263473053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25cm" svg:height="0.25cm" svg:x="11.801cm" svg:y="6.201cm">
          <text:p/>
          <draw:enhanced-geometry svg:viewBox="0 0 21600 21600" draw:text-areas="?f7 ?f0 21600 ?f2" draw:type="left-arrow" draw:modifiers="2901.34086097389 4268.263473053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25cm" svg:height="0.25cm" svg:x="11.801cm" svg:y="2.001cm">
          <text:p/>
          <draw:enhanced-geometry svg:viewBox="0 0 21600 21600" draw:text-areas="?f7 ?f0 21600 ?f2" draw:type="left-arrow" draw:modifiers="2901.34086097389 4268.263473053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25cm" svg:height="0.25cm" svg:x="11.801cm" svg:y="8.501cm">
          <text:p/>
          <draw:enhanced-geometry svg:viewBox="0 0 21600 21600" draw:text-areas="?f7 ?f0 21600 ?f2" draw:type="left-arrow" draw:modifiers="2901.34086097389 4268.263473053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4" draw:layer="layout" svg:width="2.1cm" svg:height="0.67cm" svg:x="14.15cm" svg:y="1.78cm">
          <draw:text-box>
            <text:p><text:span text:style-name="T2">[</text:span><text:span text:style-name="T2">레벨 </text:span><text:span text:style-name="T2">0]</text:span></text:p>
          </draw:text-box>
        </draw:frame>
        <draw:frame draw:style-name="gr12" draw:text-style-name="P4" draw:layer="layout" svg:width="2.1cm" svg:height="0.67cm" svg:x="14.15cm" svg:y="3.78cm">
          <draw:text-box>
            <text:p><text:span text:style-name="T2">[</text:span><text:span text:style-name="T2">레벨 </text:span><text:span text:style-name="T2">1]</text:span></text:p>
          </draw:text-box>
        </draw:frame>
        <draw:frame draw:style-name="gr12" draw:text-style-name="P4" draw:layer="layout" svg:width="2.1cm" svg:height="0.67cm" svg:x="14.15cm" svg:y="5.98cm">
          <draw:text-box>
            <text:p><text:span text:style-name="T2">[</text:span><text:span text:style-name="T2">레벨 </text:span><text:span text:style-name="T2">2]</text:span></text:p>
          </draw:text-box>
        </draw:frame>
        <draw:frame draw:style-name="gr12" draw:text-style-name="P4" draw:layer="layout" svg:width="2.1cm" svg:height="0.67cm" svg:x="14.15cm" svg:y="8.28cm">
          <draw:text-box>
            <text:p><text:span text:style-name="T2">[</text:span><text:span text:style-name="T2">레벨 </text:span><text:span text:style-name="T2">3]</text:span></text:p>
          </draw:text-box>
        </draw:frame>
        <draw:custom-shape draw:style-name="gr4" draw:text-style-name="P2" xml:id="id29" draw:id="id29" draw:layer="layout" svg:width="1.5cm" svg:height="1.25cm" svg:x="7.392cm" svg:y="12.04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0" draw:id="id30" draw:layer="layout" svg:width="1.5cm" svg:height="1.25cm" svg:x="4.994cm" svg:y="14.24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1" draw:id="id31" draw:layer="layout" svg:width="1.5cm" svg:height="1.25cm" svg:x="9.795cm" svg:y="14.246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2" draw:id="id32" draw:layer="layout" svg:width="1.5cm" svg:height="1.25cm" svg:x="3.595cm" svg:y="16.34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3" draw:id="id33" draw:layer="layout" svg:width="1.5cm" svg:height="1.25cm" svg:x="6.196cm" svg:y="16.34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611cm" svg:y1="13.11cm" svg:x2="6.275cm" svg:y2="14.428cm" draw:start-shape="id29" draw:start-glue-point="7" draw:end-shape="id30" draw:end-glue-point="11" svg:d="M7611 13110l-1336 1318" svg:viewBox="0 0 1337 1319">
          <text:p/>
        </draw:connector>
        <draw:connector draw:style-name="gr3" draw:text-style-name="P3" draw:layer="layout" draw:type="line" svg:x1="8.673cm" svg:y1="13.11cm" svg:x2="10.014cm" svg:y2="14.429cm" draw:start-shape="id29" draw:start-glue-point="9" draw:end-shape="id31" draw:end-glue-point="5" svg:d="M8673 13110l1341 1319" svg:viewBox="0 0 1342 1320">
          <text:p/>
        </draw:connector>
        <draw:connector draw:style-name="gr3" draw:text-style-name="P3" draw:layer="layout" draw:type="line" svg:x1="5.213cm" svg:y1="15.312cm" svg:x2="4.345cm" svg:y2="16.346cm" draw:start-shape="id30" draw:start-glue-point="7" draw:end-shape="id32" draw:end-glue-point="4" svg:d="M5213 15312l-868 1034" svg:viewBox="0 0 869 1035">
          <text:p/>
        </draw:connector>
        <draw:connector draw:style-name="gr3" draw:text-style-name="P3" draw:layer="layout" draw:type="line" svg:x1="6.275cm" svg:y1="15.312cm" svg:x2="6.946cm" svg:y2="16.347cm" draw:start-shape="id30" draw:start-glue-point="9" draw:end-shape="id33" draw:end-glue-point="4" svg:d="M6275 15312l671 1035" svg:viewBox="0 0 672 1036">
          <text:p/>
        </draw:connector>
        <draw:custom-shape draw:style-name="gr5" draw:text-style-name="P2" xml:id="id34" draw:id="id34" draw:layer="layout" svg:width="1.5cm" svg:height="1.25cm" svg:x="8.596cm" svg:y="16.347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5" draw:id="id35" draw:layer="layout" svg:width="1.5cm" svg:height="1.25cm" svg:x="11.197cm" svg:y="16.348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0.014cm" svg:y1="15.313cm" svg:x2="9.346cm" svg:y2="16.347cm" draw:start-shape="id31" draw:start-glue-point="7" draw:end-shape="id34" draw:end-glue-point="4" svg:d="M10014 15313l-668 1034" svg:viewBox="0 0 669 1035">
          <text:p/>
        </draw:connector>
        <draw:connector draw:style-name="gr3" draw:text-style-name="P5" draw:layer="layout" draw:type="line" svg:x1="11.076cm" svg:y1="15.313cm" svg:x2="11.947cm" svg:y2="16.348cm" draw:start-shape="id31" draw:start-glue-point="9" draw:end-shape="id35" draw:end-glue-point="4" svg:d="M11076 15313l871 1035" svg:viewBox="0 0 872 1036">
          <text:p/>
        </draw:connector>
        <draw:frame draw:style-name="gr6" draw:text-style-name="P4" draw:layer="layout" svg:width="15.759cm" svg:height="0.67cm" svg:x="1.991cm" svg:y="20.792cm">
          <draw:text-box>
            <text:p><text:span text:style-name="T2">[</text:span><text:span text:style-name="T2">완전 이진 트리</text:span><text:span text:style-name="T2">]</text:span></text:p>
          </draw:text-box>
        </draw:frame>
        <draw:custom-shape draw:style-name="gr5" draw:text-style-name="P2" xml:id="id36" draw:id="id36" draw:layer="layout" svg:width="1.5cm" svg:height="1.25cm" svg:x="2.196cm" svg:y="18.447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7" draw:id="id37" draw:layer="layout" svg:width="1.5cm" svg:height="1.25cm" svg:x="4.697cm" svg:y="18.448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3.814cm" svg:y1="17.413cm" svg:x2="2.946cm" svg:y2="18.447cm" draw:start-shape="id32" draw:start-glue-point="7" draw:end-shape="id36" draw:end-glue-point="4" svg:d="M3814 17413l-868 1034" svg:viewBox="0 0 869 1035">
          <text:p/>
        </draw:connector>
        <draw:connector draw:style-name="gr3" draw:text-style-name="P5" draw:layer="layout" draw:type="line" svg:x1="4.876cm" svg:y1="17.413cm" svg:x2="5.447cm" svg:y2="18.448cm" draw:start-shape="id32" draw:start-glue-point="9" draw:end-shape="id37" draw:end-glue-point="4" svg:d="M4876 17413l571 1035" svg:viewBox="0 0 572 103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2Coding" svg:font-family="D2Coding" style:font-adornments="보통" style:font-family-generic="modern" style:font-pitch="variable"/>
    <style:font-face style:name="D2Coding1" svg:font-family="D2Coding" style:font-family-generic="roman" style:font-pitch="variable"/>
    <style:font-face style:name="D2Coding2" svg:font-family="D2Coding" style:font-adornments="보통" style:font-family-generic="roman" style:font-pitch="variable"/>
    <style:font-face style:name="D2Coding3" svg:font-family="D2Coding" style:font-adornments="보통" style:font-family-generic="modern" style:font-pitch="fixed"/>
    <style:font-face style:name="D2Coding4" svg:font-family="D2Coding" style:font-family-generic="modern" style:font-pitch="fixed"/>
    <style:font-face style:name="D2Coding5" svg:font-family="D2Coding" style:font-family-generic="system" style:font-pitch="variable"/>
    <style:font-face style:name="D2Coding6" svg:font-family="D2Coding" style:font-adornments="보통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2Coding3" fo:font-family="D2Coding" style:font-style-name="보통" style:font-family-generic="modern" style:font-pitch="fixed" fo:font-size="18pt" fo:font-style="normal" fo:text-shadow="none" style:text-underline-style="none" fo:font-weight="normal" style:letter-kerning="true" style:font-name-asian="D2Coding3" style:font-family-asian="D2Coding" style:font-style-name-asian="보통" style:font-family-generic-asian="modern" style:font-pitch-asian="fixed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2T20:57:45.354000000</meta:creation-date>
    <dc:date>2021-09-22T22:28:46.865000000</dc:date>
    <meta:editing-duration>PT42M44S</meta:editing-duration>
    <meta:editing-cycles>11</meta:editing-cycles>
    <meta:generator>LibreOffice/7.2.1.2$Windows_X86_64 LibreOffice_project/87b77fad49947c1441b67c559c339af8f3517e22</meta:generator>
    <meta:document-statistic meta:object-count="88"/>
  </office:meta>
</office:document-meta>
</file>